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c2ca9"/>
    </style:style>
    <style:style style:name="T1" style:family="text">
      <style:text-properties officeooo:rsid="000c2c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'training.py', 'KNN', 'HyperTweak', 'NoPlotUI', '3', '5', '10', '15', '20', '30', '40', '50']</text:p>
      <text:p text:style-name="Standard">Looking for data</text:p>
      <text:p text:style-name="Standard">Running KNN hyperparameter tweaking loop...</text:p>
      <text:p text:style-name="Standard">starting KNN with 3 neighbors...</text:p>
      <text:p text:style-name="Standard">Validation score: 0.9813084112149533</text:p>
      <text:p text:style-name="Standard"><text:span text:style-name="T1">Test </text:span>Classification Report:</text:p>
      <text:p text:style-name="Standard"><text:s text:c="14"/>precision <text:s text:c="3"/>recall <text:s/>f1-score <text:s text:c="2"/>support</text:p>
      <text:p text:style-name="Standard"/>
      <text:p text:style-name="Standard"><text:s text:c="11"/>A <text:s text:c="6"/>0.98 <text:s text:c="5"/>1.00 <text:s text:c="5"/>0.99 <text:s text:c="7"/>92</text:p>
      <text:p text:style-name="Standard"><text:s text:c="11"/>B <text:s text:c="6"/>0.98 <text:s text:c="5"/>1.00 <text:s text:c="5"/>0.99 <text:s text:c="7"/>91</text:p>
      <text:p text:style-name="Standard"><text:s text:c="11"/>C <text:s text:c="6"/>1.00 <text:s text:c="5"/>1.00 <text:s text:c="5"/>1.00 <text:s text:c="7"/>97</text:p>
      <text:p text:style-name="Standard"><text:s text:c="11"/>D <text:s text:c="6"/>1.00 <text:s text:c="5"/>1.00 <text:s text:c="5"/>1.00 <text:s text:c="7"/>93</text:p>
      <text:p text:style-name="Standard"><text:s text:c="11"/>E <text:s text:c="6"/>0.99 <text:s text:c="5"/>1.00 <text:s text:c="5"/>0.99 <text:s text:c="7"/>93</text:p>
      <text:p text:style-name="Standard"><text:s text:c="11"/>F <text:s text:c="6"/>1.00 <text:s text:c="5"/>0.99 <text:s text:c="5"/>0.99 <text:s text:c="7"/>95</text:p>
      <text:p text:style-name="Standard"><text:s text:c="11"/>G <text:s text:c="6"/>1.00 <text:s text:c="5"/>1.00 <text:s text:c="5"/>1.00 <text:s text:c="7"/>93</text:p>
      <text:p text:style-name="Standard"><text:s text:c="11"/>H <text:s text:c="6"/>1.00 <text:s text:c="5"/>1.00 <text:s text:c="5"/>1.00 <text:s text:c="7"/>91</text:p>
      <text:p text:style-name="Standard"><text:s text:c="11"/>I <text:s text:c="6"/>1.00 <text:s text:c="5"/>0.99 <text:s text:c="5"/>0.99 <text:s text:c="7"/>92</text:p>
      <text:p text:style-name="Standard"><text:s text:c="11"/>K <text:s text:c="6"/>0.99 <text:s text:c="5"/>0.99 <text:s text:c="5"/>0.99 <text:s text:c="7"/>92</text:p>
      <text:p text:style-name="Standard"><text:s text:c="11"/>L <text:s text:c="6"/>1.00 <text:s text:c="5"/>0.98 <text:s text:c="5"/>0.99 <text:s text:c="7"/>93</text:p>
      <text:p text:style-name="Standard"><text:s text:c="11"/>M <text:s text:c="6"/>0.96 <text:s text:c="5"/>0.99 <text:s text:c="5"/>0.97 <text:s text:c="7"/>93</text:p>
      <text:p text:style-name="Standard"><text:s text:c="11"/>N <text:s text:c="6"/>0.99 <text:s text:c="5"/>0.93 <text:s text:c="5"/>0.96 <text:s text:c="7"/>92</text:p>
      <text:p text:style-name="Standard"><text:s text:c="11"/>O <text:s text:c="6"/>1.00 <text:s text:c="5"/>1.00 <text:s text:c="5"/>1.00 <text:s text:c="7"/>92</text:p>
      <text:p text:style-name="Standard"><text:s text:c="11"/>P <text:s text:c="6"/>1.00 <text:s text:c="5"/>1.00 <text:s text:c="5"/>1.00 <text:s text:c="7"/>93</text:p>
      <text:p text:style-name="Standard"><text:s text:c="11"/>Q <text:s text:c="6"/>1.00 <text:s text:c="5"/>1.00 <text:s text:c="5"/>1.00 <text:s text:c="7"/>90</text:p>
      <text:p text:style-name="Standard"><text:s text:c="11"/>R <text:s text:c="6"/>0.99 <text:s text:c="5"/>0.90 <text:s text:c="5"/>0.94 <text:s text:c="7"/>93</text:p>
      <text:p text:style-name="Standard"><text:s text:c="11"/>S <text:s text:c="6"/>0.95 <text:s text:c="5"/>0.98 <text:s text:c="5"/>0.96 <text:s text:c="7"/>92</text:p>
      <text:p text:style-name="Standard"><text:s text:c="11"/>T <text:s text:c="6"/>0.97 <text:s text:c="5"/>0.98 <text:s text:c="5"/>0.97 <text:s text:c="7"/>90</text:p>
      <text:p text:style-name="Standard"><text:s text:c="11"/>U <text:s text:c="6"/>0.92 <text:s text:c="5"/>0.96 <text:s text:c="5"/>0.94 <text:s text:c="7"/>91</text:p>
      <text:p text:style-name="Standard"><text:s text:c="11"/>V <text:s text:c="6"/>1.00 <text:s text:c="5"/>0.98 <text:s text:c="5"/>0.99 <text:s text:c="7"/>92</text:p>
      <text:p text:style-name="Standard"><text:s text:c="11"/>W <text:s text:c="6"/>0.98 <text:s text:c="5"/>0.99 <text:s text:c="5"/>0.98 <text:s text:c="7"/>92</text:p>
      <text:p text:style-name="Standard"><text:s text:c="11"/>X <text:s text:c="6"/>0.97 <text:s text:c="5"/>1.00 <text:s text:c="5"/>0.98 <text:s text:c="7"/>91</text:p>
      <text:p text:style-name="Standard"><text:s text:c="11"/>Y <text:s text:c="6"/>1.00 <text:s text:c="5"/>0.99 <text:s text:c="5"/>0.99 <text:s text:c="7"/>91</text:p>
      <text:p text:style-name="Standard"/>
      <text:p text:style-name="Standard"><text:s text:c="4"/>accuracy <text:s text:c="26"/>0.99 <text:s text:c="5"/>2214</text:p>
      <text:p text:style-name="Standard"><text:s text:c="3"/>macro avg <text:s text:c="6"/>0.99 <text:s text:c="5"/>0.99 <text:s text:c="5"/>0.99 <text:s text:c="5"/>2214</text:p>
      <text:p text:style-name="Standard">weighted avg <text:s text:c="6"/>0.99 <text:s text:c="5"/>0.99 <text:s text:c="5"/>0.99 <text:s text:c="5"/>2214</text:p>
      <text:p text:style-name="Standard"/>
      <text:p text:style-name="Standard">Confusion matrix, without normalization</text:p>
      <text:p text:style-name="Standard">starting KNN with 5 neighbors...</text:p>
      <text:p text:style-name="Standard">Validation score: 0.9712950600801068</text:p>
      <text:p text:style-name="P1"><text:span text:style-name="T1">Test </text:span>Classification Report:</text:p>
      <text:p text:style-name="Standard"><text:s text:c="14"/>precision <text:s text:c="3"/>recall <text:s/>f1-score <text:s text:c="2"/>support</text:p>
      <text:p text:style-name="Standard"/>
      <text:p text:style-name="Standard"><text:s text:c="11"/>A <text:s text:c="6"/>0.98 <text:s text:c="5"/>1.00 <text:s text:c="5"/>0.99 <text:s text:c="7"/>92</text:p>
      <text:p text:style-name="Standard"><text:s text:c="11"/>B <text:s text:c="6"/>0.96 <text:s text:c="5"/>0.99 <text:s text:c="5"/>0.97 <text:s text:c="7"/>91</text:p>
      <text:p text:style-name="Standard"><text:s text:c="11"/>C <text:s text:c="6"/>1.00 <text:s text:c="5"/>0.99 <text:s text:c="5"/>0.99 <text:s text:c="7"/>97</text:p>
      <text:p text:style-name="Standard"><text:s text:c="11"/>D <text:s text:c="6"/>1.00 <text:s text:c="5"/>1.00 <text:s text:c="5"/>1.00 <text:s text:c="7"/>93</text:p>
      <text:p text:style-name="Standard"><text:s text:c="11"/>E <text:s text:c="6"/>0.99 <text:s text:c="5"/>1.00 <text:s text:c="5"/>0.99 <text:s text:c="7"/>93</text:p>
      <text:p text:style-name="Standard"><text:s text:c="11"/>F <text:s text:c="6"/>1.00 <text:s text:c="5"/>0.98 <text:s text:c="5"/>0.99 <text:s text:c="7"/>95</text:p>
      <text:p text:style-name="Standard"><text:soft-page-break/><text:s text:c="11"/>G <text:s text:c="6"/>1.00 <text:s text:c="5"/>0.99 <text:s text:c="5"/>0.99 <text:s text:c="7"/>93</text:p>
      <text:p text:style-name="Standard"><text:s text:c="11"/>H <text:s text:c="6"/>1.00 <text:s text:c="5"/>1.00 <text:s text:c="5"/>1.00 <text:s text:c="7"/>91</text:p>
      <text:p text:style-name="Standard"><text:s text:c="11"/>I <text:s text:c="6"/>1.00 <text:s text:c="5"/>0.98 <text:s text:c="5"/>0.99 <text:s text:c="7"/>92</text:p>
      <text:p text:style-name="Standard"><text:s text:c="11"/>K <text:s text:c="6"/>0.99 <text:s text:c="5"/>0.99 <text:s text:c="5"/>0.99 <text:s text:c="7"/>92</text:p>
      <text:p text:style-name="Standard"><text:s text:c="11"/>L <text:s text:c="6"/>0.99 <text:s text:c="5"/>0.96 <text:s text:c="5"/>0.97 <text:s text:c="7"/>93</text:p>
      <text:p text:style-name="Standard"><text:s text:c="11"/>M <text:s text:c="6"/>0.94 <text:s text:c="5"/>0.99 <text:s text:c="5"/>0.96 <text:s text:c="7"/>93</text:p>
      <text:p text:style-name="Standard"><text:s text:c="11"/>N <text:s text:c="6"/>1.00 <text:s text:c="5"/>0.90 <text:s text:c="5"/>0.95 <text:s text:c="7"/>92</text:p>
      <text:p text:style-name="Standard"><text:s text:c="11"/>O <text:s text:c="6"/>0.99 <text:s text:c="5"/>1.00 <text:s text:c="5"/>0.99 <text:s text:c="7"/>92</text:p>
      <text:p text:style-name="Standard"><text:s text:c="11"/>P <text:s text:c="6"/>1.00 <text:s text:c="5"/>1.00 <text:s text:c="5"/>1.00 <text:s text:c="7"/>93</text:p>
      <text:p text:style-name="Standard"><text:s text:c="11"/>Q <text:s text:c="6"/>1.00 <text:s text:c="5"/>1.00 <text:s text:c="5"/>1.00 <text:s text:c="7"/>90</text:p>
      <text:p text:style-name="Standard"><text:s text:c="11"/>R <text:s text:c="6"/>0.96 <text:s text:c="5"/>0.88 <text:s text:c="5"/>0.92 <text:s text:c="7"/>93</text:p>
      <text:p text:style-name="Standard"><text:s text:c="11"/>S <text:s text:c="6"/>0.93 <text:s text:c="5"/>0.99 <text:s text:c="5"/>0.96 <text:s text:c="7"/>92</text:p>
      <text:p text:style-name="Standard"><text:s text:c="11"/>T <text:s text:c="6"/>0.97 <text:s text:c="5"/>0.98 <text:s text:c="5"/>0.97 <text:s text:c="7"/>90</text:p>
      <text:p text:style-name="Standard"><text:s text:c="11"/>U <text:s text:c="6"/>0.92 <text:s text:c="5"/>0.95 <text:s text:c="5"/>0.93 <text:s text:c="7"/>91</text:p>
      <text:p text:style-name="Standard"><text:s text:c="11"/>V <text:s text:c="6"/>1.00 <text:s text:c="5"/>0.97 <text:s text:c="5"/>0.98 <text:s text:c="7"/>92</text:p>
      <text:p text:style-name="Standard"><text:s text:c="11"/>W <text:s text:c="6"/>0.96 <text:s text:c="5"/>1.00 <text:s text:c="5"/>0.98 <text:s text:c="7"/>92</text:p>
      <text:p text:style-name="Standard"><text:s text:c="11"/>X <text:s text:c="6"/>0.96 <text:s text:c="5"/>1.00 <text:s text:c="5"/>0.98 <text:s text:c="7"/>91</text:p>
      <text:p text:style-name="Standard"><text:s text:c="11"/>Y <text:s text:c="6"/>0.99 <text:s text:c="5"/>0.99 <text:s text:c="5"/>0.99 <text:s text:c="7"/>91</text:p>
      <text:p text:style-name="Standard"/>
      <text:p text:style-name="Standard"><text:s text:c="4"/>accuracy <text:s text:c="26"/>0.98 <text:s text:c="5"/>2214</text:p>
      <text:p text:style-name="Standard"><text:s text:c="3"/>macro avg <text:s text:c="6"/>0.98 <text:s text:c="5"/>0.98 <text:s text:c="5"/>0.98 <text:s text:c="5"/>2214</text:p>
      <text:p text:style-name="Standard">weighted avg <text:s text:c="6"/>0.98 <text:s text:c="5"/>0.98 <text:s text:c="5"/>0.98 <text:s text:c="5"/>2214</text:p>
      <text:p text:style-name="Standard"/>
      <text:p text:style-name="Standard">Confusion matrix, without normalization</text:p>
      <text:p text:style-name="Standard">starting KNN with 10 neighbors...</text:p>
      <text:p text:style-name="Standard">Validation score: 0.9485981308411215</text:p>
      <text:p text:style-name="P1"><text:span text:style-name="T1">Test </text:span>Classification Report:</text:p>
      <text:p text:style-name="Standard"><text:s text:c="14"/>precision <text:s text:c="3"/>recall <text:s/>f1-score <text:s text:c="2"/>support</text:p>
      <text:p text:style-name="Standard"/>
      <text:p text:style-name="Standard"><text:s text:c="11"/>A <text:s text:c="6"/>0.92 <text:s text:c="5"/>1.00 <text:s text:c="5"/>0.96 <text:s text:c="7"/>92</text:p>
      <text:p text:style-name="Standard"><text:s text:c="11"/>B <text:s text:c="6"/>0.87 <text:s text:c="5"/>0.99 <text:s text:c="5"/>0.92 <text:s text:c="7"/>91</text:p>
      <text:p text:style-name="Standard"><text:s text:c="11"/>C <text:s text:c="6"/>0.99 <text:s text:c="5"/>0.99 <text:s text:c="5"/>0.99 <text:s text:c="7"/>97</text:p>
      <text:p text:style-name="Standard"><text:s text:c="11"/>D <text:s text:c="6"/>1.00 <text:s text:c="5"/>0.97 <text:s text:c="5"/>0.98 <text:s text:c="7"/>93</text:p>
      <text:p text:style-name="Standard"><text:s text:c="11"/>E <text:s text:c="6"/>0.98 <text:s text:c="5"/>0.99 <text:s text:c="5"/>0.98 <text:s text:c="7"/>93</text:p>
      <text:p text:style-name="Standard"><text:s text:c="11"/>F <text:s text:c="6"/>1.00 <text:s text:c="5"/>0.94 <text:s text:c="5"/>0.97 <text:s text:c="7"/>95</text:p>
      <text:p text:style-name="Standard"><text:s text:c="11"/>G <text:s text:c="6"/>1.00 <text:s text:c="5"/>0.99 <text:s text:c="5"/>0.99 <text:s text:c="7"/>93</text:p>
      <text:p text:style-name="Standard"><text:s text:c="11"/>H <text:s text:c="6"/>1.00 <text:s text:c="5"/>1.00 <text:s text:c="5"/>1.00 <text:s text:c="7"/>91</text:p>
      <text:p text:style-name="Standard"><text:s text:c="11"/>I <text:s text:c="6"/>1.00 <text:s text:c="5"/>0.95 <text:s text:c="5"/>0.97 <text:s text:c="7"/>92</text:p>
      <text:p text:style-name="Standard"><text:s text:c="11"/>K <text:s text:c="6"/>0.99 <text:s text:c="5"/>0.97 <text:s text:c="5"/>0.98 <text:s text:c="7"/>92</text:p>
      <text:p text:style-name="Standard"><text:s text:c="11"/>L <text:s text:c="6"/>0.99 <text:s text:c="5"/>0.96 <text:s text:c="5"/>0.97 <text:s text:c="7"/>93</text:p>
      <text:p text:style-name="Standard"><text:s text:c="11"/>M <text:s text:c="6"/>0.87 <text:s text:c="5"/>0.98 <text:s text:c="5"/>0.92 <text:s text:c="7"/>93</text:p>
      <text:p text:style-name="Standard"><text:s text:c="11"/>N <text:s text:c="6"/>0.97 <text:s text:c="5"/>0.82 <text:s text:c="5"/>0.89 <text:s text:c="7"/>92</text:p>
      <text:p text:style-name="Standard"><text:s text:c="11"/>O <text:s text:c="6"/>1.00 <text:s text:c="5"/>1.00 <text:s text:c="5"/>1.00 <text:s text:c="7"/>92</text:p>
      <text:p text:style-name="Standard"><text:s text:c="11"/>P <text:s text:c="6"/>1.00 <text:s text:c="5"/>1.00 <text:s text:c="5"/>1.00 <text:s text:c="7"/>93</text:p>
      <text:p text:style-name="Standard"><text:s text:c="11"/>Q <text:s text:c="6"/>0.99 <text:s text:c="5"/>1.00 <text:s text:c="5"/>0.99 <text:s text:c="7"/>90</text:p>
      <text:p text:style-name="Standard"><text:s text:c="11"/>R <text:s text:c="6"/>0.93 <text:s text:c="5"/>0.86 <text:s text:c="5"/>0.89 <text:s text:c="7"/>93</text:p>
      <text:p text:style-name="Standard"><text:s text:c="11"/>S <text:s text:c="6"/>0.91 <text:s text:c="5"/>0.99 <text:s text:c="5"/>0.95 <text:s text:c="7"/>92</text:p>
      <text:p text:style-name="Standard"><text:s text:c="11"/>T <text:s text:c="6"/>0.94 <text:s text:c="5"/>0.90 <text:s text:c="5"/>0.92 <text:s text:c="7"/>90</text:p>
      <text:p text:style-name="Standard"><text:s text:c="11"/>U <text:s text:c="6"/>0.88 <text:s text:c="5"/>0.87 <text:s text:c="5"/>0.87 <text:s text:c="7"/>91</text:p>
      <text:p text:style-name="Standard"><text:soft-page-break/><text:s text:c="11"/>V <text:s text:c="6"/>0.98 <text:s text:c="5"/>0.96 <text:s text:c="5"/>0.97 <text:s text:c="7"/>92</text:p>
      <text:p text:style-name="Standard"><text:s text:c="11"/>W <text:s text:c="6"/>0.95 <text:s text:c="5"/>0.96 <text:s text:c="5"/>0.95 <text:s text:c="7"/>92</text:p>
      <text:p text:style-name="Standard"><text:s text:c="11"/>X <text:s text:c="6"/>0.94 <text:s text:c="5"/>0.98 <text:s text:c="5"/>0.96 <text:s text:c="7"/>91</text:p>
      <text:p text:style-name="Standard"><text:s text:c="11"/>Y <text:s text:c="6"/>0.99 <text:s text:c="5"/>1.00 <text:s text:c="5"/>0.99 <text:s text:c="7"/>91</text:p>
      <text:p text:style-name="Standard"/>
      <text:p text:style-name="Standard"><text:s text:c="4"/>accuracy <text:s text:c="26"/>0.96 <text:s text:c="5"/>2214</text:p>
      <text:p text:style-name="Standard"><text:s text:c="3"/>macro avg <text:s text:c="6"/>0.96 <text:s text:c="5"/>0.96 <text:s text:c="5"/>0.96 <text:s text:c="5"/>2214</text:p>
      <text:p text:style-name="Standard">weighted avg <text:s text:c="6"/>0.96 <text:s text:c="5"/>0.96 <text:s text:c="5"/>0.96 <text:s text:c="5"/>2214</text:p>
      <text:p text:style-name="Standard"/>
      <text:p text:style-name="Standard">Confusion matrix, without normalization</text:p>
      <text:p text:style-name="Standard">starting KNN with 15 neighbors...</text:p>
      <text:p text:style-name="Standard">Validation score: 0.9312416555407209</text:p>
      <text:p text:style-name="P1"><text:span text:style-name="T1">Test </text:span>Classification Report:</text:p>
      <text:p text:style-name="Standard"><text:s text:c="14"/>precision <text:s text:c="3"/>recall <text:s/>f1-score <text:s text:c="2"/>support</text:p>
      <text:p text:style-name="Standard"/>
      <text:p text:style-name="Standard"><text:s text:c="11"/>A <text:s text:c="6"/>0.88 <text:s text:c="5"/>1.00 <text:s text:c="5"/>0.94 <text:s text:c="7"/>92</text:p>
      <text:p text:style-name="Standard"><text:s text:c="11"/>B <text:s text:c="6"/>0.85 <text:s text:c="5"/>0.97 <text:s text:c="5"/>0.90 <text:s text:c="7"/>91</text:p>
      <text:p text:style-name="Standard"><text:s text:c="11"/>C <text:s text:c="6"/>0.99 <text:s text:c="5"/>0.98 <text:s text:c="5"/>0.98 <text:s text:c="7"/>97</text:p>
      <text:p text:style-name="Standard"><text:s text:c="11"/>D <text:s text:c="6"/>0.99 <text:s text:c="5"/>0.96 <text:s text:c="5"/>0.97 <text:s text:c="7"/>93</text:p>
      <text:p text:style-name="Standard"><text:s text:c="11"/>E <text:s text:c="6"/>0.98 <text:s text:c="5"/>0.94 <text:s text:c="5"/>0.96 <text:s text:c="7"/>93</text:p>
      <text:p text:style-name="Standard"><text:s text:c="11"/>F <text:s text:c="6"/>0.98 <text:s text:c="5"/>0.91 <text:s text:c="5"/>0.94 <text:s text:c="7"/>95</text:p>
      <text:p text:style-name="Standard"><text:s text:c="11"/>G <text:s text:c="6"/>0.99 <text:s text:c="5"/>0.97 <text:s text:c="5"/>0.98 <text:s text:c="7"/>93</text:p>
      <text:p text:style-name="Standard"><text:s text:c="11"/>H <text:s text:c="6"/>0.97 <text:s text:c="5"/>0.99 <text:s text:c="5"/>0.98 <text:s text:c="7"/>91</text:p>
      <text:p text:style-name="Standard"><text:s text:c="11"/>I <text:s text:c="6"/>0.99 <text:s text:c="5"/>0.91 <text:s text:c="5"/>0.95 <text:s text:c="7"/>92</text:p>
      <text:p text:style-name="Standard"><text:s text:c="11"/>K <text:s text:c="6"/>0.93 <text:s text:c="5"/>0.91 <text:s text:c="5"/>0.92 <text:s text:c="7"/>92</text:p>
      <text:p text:style-name="Standard"><text:s text:c="11"/>L <text:s text:c="6"/>1.00 <text:s text:c="5"/>0.97 <text:s text:c="5"/>0.98 <text:s text:c="7"/>93</text:p>
      <text:p text:style-name="Standard"><text:s text:c="11"/>M <text:s text:c="6"/>0.85 <text:s text:c="5"/>0.91 <text:s text:c="5"/>0.88 <text:s text:c="7"/>93</text:p>
      <text:p text:style-name="Standard"><text:s text:c="11"/>N <text:s text:c="6"/>0.92 <text:s text:c="5"/>0.79 <text:s text:c="5"/>0.85 <text:s text:c="7"/>92</text:p>
      <text:p text:style-name="Standard"><text:s text:c="11"/>O <text:s text:c="6"/>0.99 <text:s text:c="5"/>0.98 <text:s text:c="5"/>0.98 <text:s text:c="7"/>92</text:p>
      <text:p text:style-name="Standard"><text:s text:c="11"/>P <text:s text:c="6"/>1.00 <text:s text:c="5"/>0.98 <text:s text:c="5"/>0.99 <text:s text:c="7"/>93</text:p>
      <text:p text:style-name="Standard"><text:s text:c="11"/>Q <text:s text:c="6"/>0.96 <text:s text:c="5"/>1.00 <text:s text:c="5"/>0.98 <text:s text:c="7"/>90</text:p>
      <text:p text:style-name="Standard"><text:s text:c="11"/>R <text:s text:c="6"/>0.94 <text:s text:c="5"/>0.82 <text:s text:c="5"/>0.87 <text:s text:c="7"/>93</text:p>
      <text:p text:style-name="Standard"><text:s text:c="11"/>S <text:s text:c="6"/>0.83 <text:s text:c="5"/>0.97 <text:s text:c="5"/>0.89 <text:s text:c="7"/>92</text:p>
      <text:p text:style-name="Standard"><text:s text:c="11"/>T <text:s text:c="6"/>0.90 <text:s text:c="5"/>0.86 <text:s text:c="5"/>0.88 <text:s text:c="7"/>90</text:p>
      <text:p text:style-name="Standard"><text:s text:c="11"/>U <text:s text:c="6"/>0.86 <text:s text:c="5"/>0.90 <text:s text:c="5"/>0.88 <text:s text:c="7"/>91</text:p>
      <text:p text:style-name="Standard"><text:s text:c="11"/>V <text:s text:c="6"/>0.94 <text:s text:c="5"/>0.92 <text:s text:c="5"/>0.93 <text:s text:c="7"/>92</text:p>
      <text:p text:style-name="Standard"><text:s text:c="11"/>W <text:s text:c="6"/>0.94 <text:s text:c="5"/>0.95 <text:s text:c="5"/>0.94 <text:s text:c="7"/>92</text:p>
      <text:p text:style-name="Standard"><text:s text:c="11"/>X <text:s text:c="6"/>0.92 <text:s text:c="5"/>0.95 <text:s text:c="5"/>0.93 <text:s text:c="7"/>91</text:p>
      <text:p text:style-name="Standard"><text:s text:c="11"/>Y <text:s text:c="6"/>0.97 <text:s text:c="5"/>1.00 <text:s text:c="5"/>0.98 <text:s text:c="7"/>91</text:p>
      <text:p text:style-name="Standard"/>
      <text:p text:style-name="Standard"><text:s text:c="4"/>accuracy <text:s text:c="26"/>0.94 <text:s text:c="5"/>2214</text:p>
      <text:p text:style-name="Standard"><text:s text:c="3"/>macro avg <text:s text:c="6"/>0.94 <text:s text:c="5"/>0.94 <text:s text:c="5"/>0.94 <text:s text:c="5"/>2214</text:p>
      <text:p text:style-name="Standard">weighted avg <text:s text:c="6"/>0.94 <text:s text:c="5"/>0.94 <text:s text:c="5"/>0.94 <text:s text:c="5"/>2214</text:p>
      <text:p text:style-name="Standard"/>
      <text:p text:style-name="Standard">Confusion matrix, without normalization</text:p>
      <text:p text:style-name="Standard">starting KNN with 20 neighbors...</text:p>
      <text:p text:style-name="Standard">Validation score: 0.9165554072096128</text:p>
      <text:p text:style-name="P1"><text:span text:style-name="T1">Test </text:span>Classification Report:</text:p>
      <text:p text:style-name="Standard"><text:s text:c="14"/>precision <text:s text:c="3"/>recall <text:s/>f1-score <text:s text:c="2"/>support</text:p>
      <text:p text:style-name="Standard"><text:soft-page-break/></text:p>
      <text:p text:style-name="Standard"><text:s text:c="11"/>A <text:s text:c="6"/>0.87 <text:s text:c="5"/>1.00 <text:s text:c="5"/>0.93 <text:s text:c="7"/>92</text:p>
      <text:p text:style-name="Standard"><text:s text:c="11"/>B <text:s text:c="6"/>0.79 <text:s text:c="5"/>0.97 <text:s text:c="5"/>0.87 <text:s text:c="7"/>91</text:p>
      <text:p text:style-name="Standard"><text:s text:c="11"/>C <text:s text:c="6"/>0.99 <text:s text:c="5"/>0.99 <text:s text:c="5"/>0.99 <text:s text:c="7"/>97</text:p>
      <text:p text:style-name="Standard"><text:s text:c="11"/>D <text:s text:c="6"/>0.99 <text:s text:c="5"/>0.94 <text:s text:c="5"/>0.96 <text:s text:c="7"/>93</text:p>
      <text:p text:style-name="Standard"><text:s text:c="11"/>E <text:s text:c="6"/>0.97 <text:s text:c="5"/>0.92 <text:s text:c="5"/>0.95 <text:s text:c="7"/>93</text:p>
      <text:p text:style-name="Standard"><text:s text:c="11"/>F <text:s text:c="6"/>0.98 <text:s text:c="5"/>0.85 <text:s text:c="5"/>0.91 <text:s text:c="7"/>95</text:p>
      <text:p text:style-name="Standard"><text:s text:c="11"/>G <text:s text:c="6"/>0.99 <text:s text:c="5"/>0.96 <text:s text:c="5"/>0.97 <text:s text:c="7"/>93</text:p>
      <text:p text:style-name="Standard"><text:s text:c="11"/>H <text:s text:c="6"/>0.97 <text:s text:c="5"/>0.99 <text:s text:c="5"/>0.98 <text:s text:c="7"/>91</text:p>
      <text:p text:style-name="Standard"><text:s text:c="11"/>I <text:s text:c="6"/>0.99 <text:s text:c="5"/>0.89 <text:s text:c="5"/>0.94 <text:s text:c="7"/>92</text:p>
      <text:p text:style-name="Standard"><text:s text:c="11"/>K <text:s text:c="6"/>0.91 <text:s text:c="5"/>0.88 <text:s text:c="5"/>0.90 <text:s text:c="7"/>92</text:p>
      <text:p text:style-name="Standard"><text:s text:c="11"/>L <text:s text:c="6"/>1.00 <text:s text:c="5"/>0.92 <text:s text:c="5"/>0.96 <text:s text:c="7"/>93</text:p>
      <text:p text:style-name="Standard"><text:s text:c="11"/>M <text:s text:c="6"/>0.83 <text:s text:c="5"/>0.92 <text:s text:c="5"/>0.87 <text:s text:c="7"/>93</text:p>
      <text:p text:style-name="Standard"><text:s text:c="11"/>N <text:s text:c="6"/>0.91 <text:s text:c="5"/>0.75 <text:s text:c="5"/>0.82 <text:s text:c="7"/>92</text:p>
      <text:p text:style-name="Standard"><text:s text:c="11"/>O <text:s text:c="6"/>1.00 <text:s text:c="5"/>0.99 <text:s text:c="5"/>0.99 <text:s text:c="7"/>92</text:p>
      <text:p text:style-name="Standard"><text:s text:c="11"/>P <text:s text:c="6"/>1.00 <text:s text:c="5"/>0.98 <text:s text:c="5"/>0.99 <text:s text:c="7"/>93</text:p>
      <text:p text:style-name="Standard"><text:s text:c="11"/>Q <text:s text:c="6"/>0.95 <text:s text:c="5"/>1.00 <text:s text:c="5"/>0.97 <text:s text:c="7"/>90</text:p>
      <text:p text:style-name="Standard"><text:s text:c="11"/>R <text:s text:c="6"/>0.88 <text:s text:c="5"/>0.77 <text:s text:c="5"/>0.82 <text:s text:c="7"/>93</text:p>
      <text:p text:style-name="Standard"><text:s text:c="11"/>S <text:s text:c="6"/>0.82 <text:s text:c="5"/>0.95 <text:s text:c="5"/>0.88 <text:s text:c="7"/>92</text:p>
      <text:p text:style-name="Standard"><text:s text:c="11"/>T <text:s text:c="6"/>0.90 <text:s text:c="5"/>0.82 <text:s text:c="5"/>0.86 <text:s text:c="7"/>90</text:p>
      <text:p text:style-name="Standard"><text:s text:c="11"/>U <text:s text:c="6"/>0.84 <text:s text:c="5"/>0.89 <text:s text:c="5"/>0.86 <text:s text:c="7"/>91</text:p>
      <text:p text:style-name="Standard"><text:s text:c="11"/>V <text:s text:c="6"/>0.89 <text:s text:c="5"/>0.90 <text:s text:c="5"/>0.90 <text:s text:c="7"/>92</text:p>
      <text:p text:style-name="Standard"><text:s text:c="11"/>W <text:s text:c="6"/>0.91 <text:s text:c="5"/>0.92 <text:s text:c="5"/>0.92 <text:s text:c="7"/>92</text:p>
      <text:p text:style-name="Standard"><text:s text:c="11"/>X <text:s text:c="6"/>0.91 <text:s text:c="5"/>0.95 <text:s text:c="5"/>0.92 <text:s text:c="7"/>91</text:p>
      <text:p text:style-name="Standard"><text:s text:c="11"/>Y <text:s text:c="6"/>0.96 <text:s text:c="5"/>0.99 <text:s text:c="5"/>0.97 <text:s text:c="7"/>91</text:p>
      <text:p text:style-name="Standard"/>
      <text:p text:style-name="Standard"><text:s text:c="4"/>accuracy <text:s text:c="26"/>0.92 <text:s text:c="5"/>2214</text:p>
      <text:p text:style-name="Standard"><text:s text:c="3"/>macro avg <text:s text:c="6"/>0.93 <text:s text:c="5"/>0.92 <text:s text:c="5"/>0.92 <text:s text:c="5"/>2214</text:p>
      <text:p text:style-name="Standard">weighted avg <text:s text:c="6"/>0.93 <text:s text:c="5"/>0.92 <text:s text:c="5"/>0.92 <text:s text:c="5"/>2214</text:p>
      <text:p text:style-name="Standard"/>
      <text:p text:style-name="Standard">Confusion matrix, without normalization</text:p>
      <text:p text:style-name="Standard">starting KNN with 30 neighbors...</text:p>
      <text:p text:style-name="Standard">Validation score: 0.8854027592345349</text:p>
      <text:p text:style-name="P1"><text:span text:style-name="T1">Test </text:span>Classification Report:</text:p>
      <text:p text:style-name="Standard"><text:s text:c="14"/>precision <text:s text:c="3"/>recall <text:s/>f1-score <text:s text:c="2"/>support</text:p>
      <text:p text:style-name="Standard"/>
      <text:p text:style-name="Standard"><text:s text:c="11"/>A <text:s text:c="6"/>0.80 <text:s text:c="5"/>1.00 <text:s text:c="5"/>0.89 <text:s text:c="7"/>92</text:p>
      <text:p text:style-name="Standard"><text:s text:c="11"/>B <text:s text:c="6"/>0.72 <text:s text:c="5"/>0.93 <text:s text:c="5"/>0.81 <text:s text:c="7"/>91</text:p>
      <text:p text:style-name="Standard"><text:s text:c="11"/>C <text:s text:c="6"/>0.97 <text:s text:c="5"/>0.97 <text:s text:c="5"/>0.97 <text:s text:c="7"/>97</text:p>
      <text:p text:style-name="Standard"><text:s text:c="11"/>D <text:s text:c="6"/>0.99 <text:s text:c="5"/>0.87 <text:s text:c="5"/>0.93 <text:s text:c="7"/>93</text:p>
      <text:p text:style-name="Standard"><text:s text:c="11"/>E <text:s text:c="6"/>0.98 <text:s text:c="5"/>0.86 <text:s text:c="5"/>0.91 <text:s text:c="7"/>93</text:p>
      <text:p text:style-name="Standard"><text:s text:c="11"/>F <text:s text:c="6"/>0.96 <text:s text:c="5"/>0.82 <text:s text:c="5"/>0.89 <text:s text:c="7"/>95</text:p>
      <text:p text:style-name="Standard"><text:s text:c="11"/>G <text:s text:c="6"/>0.99 <text:s text:c="5"/>0.96 <text:s text:c="5"/>0.97 <text:s text:c="7"/>93</text:p>
      <text:p text:style-name="Standard"><text:s text:c="11"/>H <text:s text:c="6"/>0.97 <text:s text:c="5"/>0.98 <text:s text:c="5"/>0.97 <text:s text:c="7"/>91</text:p>
      <text:p text:style-name="Standard"><text:s text:c="11"/>I <text:s text:c="6"/>0.99 <text:s text:c="5"/>0.84 <text:s text:c="5"/>0.91 <text:s text:c="7"/>92</text:p>
      <text:p text:style-name="Standard"><text:s text:c="11"/>K <text:s text:c="6"/>0.88 <text:s text:c="5"/>0.86 <text:s text:c="5"/>0.87 <text:s text:c="7"/>92</text:p>
      <text:p text:style-name="Standard"><text:s text:c="11"/>L <text:s text:c="6"/>0.99 <text:s text:c="5"/>0.88 <text:s text:c="5"/>0.93 <text:s text:c="7"/>93</text:p>
      <text:p text:style-name="Standard"><text:s text:c="11"/>M <text:s text:c="6"/>0.80 <text:s text:c="5"/>0.89 <text:s text:c="5"/>0.84 <text:s text:c="7"/>93</text:p>
      <text:p text:style-name="Standard"><text:s text:c="11"/>N <text:s text:c="6"/>0.86 <text:s text:c="5"/>0.66 <text:s text:c="5"/>0.75 <text:s text:c="7"/>92</text:p>
      <text:p text:style-name="Standard"><text:soft-page-break/><text:s text:c="11"/>O <text:s text:c="6"/>1.00 <text:s text:c="5"/>0.95 <text:s text:c="5"/>0.97 <text:s text:c="7"/>92</text:p>
      <text:p text:style-name="Standard"><text:s text:c="11"/>P <text:s text:c="6"/>0.99 <text:s text:c="5"/>0.98 <text:s text:c="5"/>0.98 <text:s text:c="7"/>93</text:p>
      <text:p text:style-name="Standard"><text:s text:c="11"/>Q <text:s text:c="6"/>0.91 <text:s text:c="5"/>1.00 <text:s text:c="5"/>0.95 <text:s text:c="7"/>90</text:p>
      <text:p text:style-name="Standard"><text:s text:c="11"/>R <text:s text:c="6"/>0.83 <text:s text:c="5"/>0.69 <text:s text:c="5"/>0.75 <text:s text:c="7"/>93</text:p>
      <text:p text:style-name="Standard"><text:s text:c="11"/>S <text:s text:c="6"/>0.73 <text:s text:c="5"/>0.91 <text:s text:c="5"/>0.81 <text:s text:c="7"/>92</text:p>
      <text:p text:style-name="Standard"><text:s text:c="11"/>T <text:s text:c="6"/>0.83 <text:s text:c="5"/>0.70 <text:s text:c="5"/>0.76 <text:s text:c="7"/>90</text:p>
      <text:p text:style-name="Standard"><text:s text:c="11"/>U <text:s text:c="6"/>0.78 <text:s text:c="5"/>0.87 <text:s text:c="5"/>0.82 <text:s text:c="7"/>91</text:p>
      <text:p text:style-name="Standard"><text:s text:c="11"/>V <text:s text:c="6"/>0.85 <text:s text:c="5"/>0.85 <text:s text:c="5"/>0.85 <text:s text:c="7"/>92</text:p>
      <text:p text:style-name="Standard"><text:s text:c="11"/>W <text:s text:c="6"/>0.85 <text:s text:c="5"/>0.88 <text:s text:c="5"/>0.87 <text:s text:c="7"/>92</text:p>
      <text:p text:style-name="Standard"><text:s text:c="11"/>X <text:s text:c="6"/>0.83 <text:s text:c="5"/>0.92 <text:s text:c="5"/>0.87 <text:s text:c="7"/>91</text:p>
      <text:p text:style-name="Standard"><text:s text:c="11"/>Y <text:s text:c="6"/>0.93 <text:s text:c="5"/>0.98 <text:s text:c="5"/>0.95 <text:s text:c="7"/>91</text:p>
      <text:p text:style-name="Standard"/>
      <text:p text:style-name="Standard"><text:s text:c="4"/>accuracy <text:s text:c="26"/>0.89 <text:s text:c="5"/>2214</text:p>
      <text:p text:style-name="Standard"><text:s text:c="3"/>macro avg <text:s text:c="6"/>0.89 <text:s text:c="5"/>0.89 <text:s text:c="5"/>0.88 <text:s text:c="5"/>2214</text:p>
      <text:p text:style-name="Standard">weighted avg <text:s text:c="6"/>0.89 <text:s text:c="5"/>0.89 <text:s text:c="5"/>0.89 <text:s text:c="5"/>2214</text:p>
      <text:p text:style-name="Standard"/>
      <text:p text:style-name="Standard">Confusion matrix, without normalization</text:p>
      <text:p text:style-name="Standard">starting KNN with 40 neighbors...</text:p>
      <text:p text:style-name="Standard">Validation score: 0.8538050734312417</text:p>
      <text:p text:style-name="P1"><text:span text:style-name="T1">Test </text:span>Classification Report:</text:p>
      <text:p text:style-name="Standard"><text:s text:c="14"/>precision <text:s text:c="3"/>recall <text:s/>f1-score <text:s text:c="2"/>support</text:p>
      <text:p text:style-name="Standard"/>
      <text:p text:style-name="Standard"><text:s text:c="11"/>A <text:s text:c="6"/>0.73 <text:s text:c="5"/>1.00 <text:s text:c="5"/>0.84 <text:s text:c="7"/>92</text:p>
      <text:p text:style-name="Standard"><text:s text:c="11"/>B <text:s text:c="6"/>0.68 <text:s text:c="5"/>0.95 <text:s text:c="5"/>0.79 <text:s text:c="7"/>91</text:p>
      <text:p text:style-name="Standard"><text:s text:c="11"/>C <text:s text:c="6"/>0.93 <text:s text:c="5"/>0.92 <text:s text:c="5"/>0.92 <text:s text:c="7"/>97</text:p>
      <text:p text:style-name="Standard"><text:s text:c="11"/>D <text:s text:c="6"/>0.97 <text:s text:c="5"/>0.82 <text:s text:c="5"/>0.89 <text:s text:c="7"/>93</text:p>
      <text:p text:style-name="Standard"><text:s text:c="11"/>E <text:s text:c="6"/>0.97 <text:s text:c="5"/>0.84 <text:s text:c="5"/>0.90 <text:s text:c="7"/>93</text:p>
      <text:p text:style-name="Standard"><text:s text:c="11"/>F <text:s text:c="6"/>0.97 <text:s text:c="5"/>0.79 <text:s text:c="5"/>0.87 <text:s text:c="7"/>95</text:p>
      <text:p text:style-name="Standard"><text:s text:c="11"/>G <text:s text:c="6"/>0.99 <text:s text:c="5"/>0.96 <text:s text:c="5"/>0.97 <text:s text:c="7"/>93</text:p>
      <text:p text:style-name="Standard"><text:s text:c="11"/>H <text:s text:c="6"/>0.97 <text:s text:c="5"/>0.98 <text:s text:c="5"/>0.97 <text:s text:c="7"/>91</text:p>
      <text:p text:style-name="Standard"><text:s text:c="11"/>I <text:s text:c="6"/>0.99 <text:s text:c="5"/>0.82 <text:s text:c="5"/>0.89 <text:s text:c="7"/>92</text:p>
      <text:p text:style-name="Standard"><text:s text:c="11"/>K <text:s text:c="6"/>0.84 <text:s text:c="5"/>0.82 <text:s text:c="5"/>0.83 <text:s text:c="7"/>92</text:p>
      <text:p text:style-name="Standard"><text:s text:c="11"/>L <text:s text:c="6"/>0.99 <text:s text:c="5"/>0.84 <text:s text:c="5"/>0.91 <text:s text:c="7"/>93</text:p>
      <text:p text:style-name="Standard"><text:s text:c="11"/>M <text:s text:c="6"/>0.79 <text:s text:c="5"/>0.87 <text:s text:c="5"/>0.83 <text:s text:c="7"/>93</text:p>
      <text:p text:style-name="Standard"><text:s text:c="11"/>N <text:s text:c="6"/>0.87 <text:s text:c="5"/>0.59 <text:s text:c="5"/>0.70 <text:s text:c="7"/>92</text:p>
      <text:p text:style-name="Standard"><text:s text:c="11"/>O <text:s text:c="6"/>0.98 <text:s text:c="5"/>0.91 <text:s text:c="5"/>0.94 <text:s text:c="7"/>92</text:p>
      <text:p text:style-name="Standard"><text:s text:c="11"/>P <text:s text:c="6"/>0.97 <text:s text:c="5"/>0.96 <text:s text:c="5"/>0.96 <text:s text:c="7"/>93</text:p>
      <text:p text:style-name="Standard"><text:s text:c="11"/>Q <text:s text:c="6"/>0.87 <text:s text:c="5"/>1.00 <text:s text:c="5"/>0.93 <text:s text:c="7"/>90</text:p>
      <text:p text:style-name="Standard"><text:s text:c="11"/>R <text:s text:c="6"/>0.77 <text:s text:c="5"/>0.58 <text:s text:c="5"/>0.66 <text:s text:c="7"/>93</text:p>
      <text:p text:style-name="Standard"><text:s text:c="11"/>S <text:s text:c="6"/>0.67 <text:s text:c="5"/>0.89 <text:s text:c="5"/>0.77 <text:s text:c="7"/>92</text:p>
      <text:p text:style-name="Standard"><text:s text:c="11"/>T <text:s text:c="6"/>0.84 <text:s text:c="5"/>0.64 <text:s text:c="5"/>0.73 <text:s text:c="7"/>90</text:p>
      <text:p text:style-name="Standard"><text:s text:c="11"/>U <text:s text:c="6"/>0.72 <text:s text:c="5"/>0.81 <text:s text:c="5"/>0.76 <text:s text:c="7"/>91</text:p>
      <text:p text:style-name="Standard"><text:s text:c="11"/>V <text:s text:c="6"/>0.84 <text:s text:c="5"/>0.83 <text:s text:c="5"/>0.84 <text:s text:c="7"/>92</text:p>
      <text:p text:style-name="Standard"><text:s text:c="11"/>W <text:s text:c="6"/>0.84 <text:s text:c="5"/>0.88 <text:s text:c="5"/>0.86 <text:s text:c="7"/>92</text:p>
      <text:p text:style-name="Standard"><text:s text:c="11"/>X <text:s text:c="6"/>0.79 <text:s text:c="5"/>0.93 <text:s text:c="5"/>0.85 <text:s text:c="7"/>91</text:p>
      <text:p text:style-name="Standard"><text:s text:c="11"/>Y <text:s text:c="6"/>0.87 <text:s text:c="5"/>0.97 <text:s text:c="5"/>0.92 <text:s text:c="7"/>91</text:p>
      <text:p text:style-name="Standard"/>
      <text:p text:style-name="Standard"><text:s text:c="4"/>accuracy <text:s text:c="26"/>0.86 <text:s text:c="5"/>2214</text:p>
      <text:p text:style-name="Standard"><text:s text:c="3"/>macro avg <text:s text:c="6"/>0.87 <text:s text:c="5"/>0.86 <text:s text:c="5"/>0.86 <text:s text:c="5"/>2214</text:p>
      <text:p text:style-name="Standard"><text:soft-page-break/>weighted avg <text:s text:c="6"/>0.87 <text:s text:c="5"/>0.86 <text:s text:c="5"/>0.86 <text:s text:c="5"/>2214</text:p>
      <text:p text:style-name="Standard"/>
      <text:p text:style-name="Standard">Confusion matrix, without normalization</text:p>
      <text:p text:style-name="Standard">starting KNN with 50 neighbors...</text:p>
      <text:p text:style-name="Standard">Validation score: 0.8286604361370716</text:p>
      <text:p text:style-name="P1"><text:span text:style-name="T1">Test </text:span>Classification Report:</text:p>
      <text:p text:style-name="Standard"><text:s text:c="14"/>precision <text:s text:c="3"/>recall <text:s/>f1-score <text:s text:c="2"/>support</text:p>
      <text:p text:style-name="Standard"/>
      <text:p text:style-name="Standard"><text:s text:c="11"/>A <text:s text:c="6"/>0.68 <text:s text:c="5"/>0.99 <text:s text:c="5"/>0.81 <text:s text:c="7"/>92</text:p>
      <text:p text:style-name="Standard"><text:s text:c="11"/>B <text:s text:c="6"/>0.61 <text:s text:c="5"/>0.95 <text:s text:c="5"/>0.74 <text:s text:c="7"/>91</text:p>
      <text:p text:style-name="Standard"><text:s text:c="11"/>C <text:s text:c="6"/>0.91 <text:s text:c="5"/>0.90 <text:s text:c="5"/>0.90 <text:s text:c="7"/>97</text:p>
      <text:p text:style-name="Standard"><text:s text:c="11"/>D <text:s text:c="6"/>0.95 <text:s text:c="5"/>0.76 <text:s text:c="5"/>0.85 <text:s text:c="7"/>93</text:p>
      <text:p text:style-name="Standard"><text:s text:c="11"/>E <text:s text:c="6"/>0.97 <text:s text:c="5"/>0.77 <text:s text:c="5"/>0.86 <text:s text:c="7"/>93</text:p>
      <text:p text:style-name="Standard"><text:s text:c="11"/>F <text:s text:c="6"/>0.96 <text:s text:c="5"/>0.75 <text:s text:c="5"/>0.84 <text:s text:c="7"/>95</text:p>
      <text:p text:style-name="Standard"><text:s text:c="11"/>G <text:s text:c="6"/>0.99 <text:s text:c="5"/>0.94 <text:s text:c="5"/>0.96 <text:s text:c="7"/>93</text:p>
      <text:p text:style-name="Standard"><text:s text:c="11"/>H <text:s text:c="6"/>0.97 <text:s text:c="5"/>0.98 <text:s text:c="5"/>0.97 <text:s text:c="7"/>91</text:p>
      <text:p text:style-name="Standard"><text:s text:c="11"/>I <text:s text:c="6"/>0.97 <text:s text:c="5"/>0.73 <text:s text:c="5"/>0.83 <text:s text:c="7"/>92</text:p>
      <text:p text:style-name="Standard"><text:s text:c="11"/>K <text:s text:c="6"/>0.81 <text:s text:c="5"/>0.74 <text:s text:c="5"/>0.77 <text:s text:c="7"/>92</text:p>
      <text:p text:style-name="Standard"><text:s text:c="11"/>L <text:s text:c="6"/>0.99 <text:s text:c="5"/>0.82 <text:s text:c="5"/>0.89 <text:s text:c="7"/>93</text:p>
      <text:p text:style-name="Standard"><text:s text:c="11"/>M <text:s text:c="6"/>0.79 <text:s text:c="5"/>0.87 <text:s text:c="5"/>0.83 <text:s text:c="7"/>93</text:p>
      <text:p text:style-name="Standard"><text:s text:c="11"/>N <text:s text:c="6"/>0.86 <text:s text:c="5"/>0.52 <text:s text:c="5"/>0.65 <text:s text:c="7"/>92</text:p>
      <text:p text:style-name="Standard"><text:s text:c="11"/>O <text:s text:c="6"/>0.98 <text:s text:c="5"/>0.88 <text:s text:c="5"/>0.93 <text:s text:c="7"/>92</text:p>
      <text:p text:style-name="Standard"><text:s text:c="11"/>P <text:s text:c="6"/>0.96 <text:s text:c="5"/>0.96 <text:s text:c="5"/>0.96 <text:s text:c="7"/>93</text:p>
      <text:p text:style-name="Standard"><text:s text:c="11"/>Q <text:s text:c="6"/>0.85 <text:s text:c="5"/>0.98 <text:s text:c="5"/>0.91 <text:s text:c="7"/>90</text:p>
      <text:p text:style-name="Standard"><text:s text:c="11"/>R <text:s text:c="6"/>0.71 <text:s text:c="5"/>0.59 <text:s text:c="5"/>0.65 <text:s text:c="7"/>93</text:p>
      <text:p text:style-name="Standard"><text:s text:c="11"/>S <text:s text:c="6"/>0.66 <text:s text:c="5"/>0.90 <text:s text:c="5"/>0.76 <text:s text:c="7"/>92</text:p>
      <text:p text:style-name="Standard"><text:s text:c="11"/>T <text:s text:c="6"/>0.86 <text:s text:c="5"/>0.62 <text:s text:c="5"/>0.72 <text:s text:c="7"/>90</text:p>
      <text:p text:style-name="Standard"><text:s text:c="11"/>U <text:s text:c="6"/>0.75 <text:s text:c="5"/>0.81 <text:s text:c="5"/>0.78 <text:s text:c="7"/>91</text:p>
      <text:p text:style-name="Standard"><text:s text:c="11"/>V <text:s text:c="6"/>0.82 <text:s text:c="5"/>0.82 <text:s text:c="5"/>0.82 <text:s text:c="7"/>92</text:p>
      <text:p text:style-name="Standard"><text:s text:c="11"/>W <text:s text:c="6"/>0.83 <text:s text:c="5"/>0.87 <text:s text:c="5"/>0.85 <text:s text:c="7"/>92</text:p>
      <text:p text:style-name="Standard"><text:s text:c="11"/>X <text:s text:c="6"/>0.76 <text:s text:c="5"/>0.93 <text:s text:c="5"/>0.84 <text:s text:c="7"/>91</text:p>
      <text:p text:style-name="Standard"><text:s text:c="11"/>Y <text:s text:c="6"/>0.82 <text:s text:c="5"/>0.97 <text:s text:c="5"/>0.89 <text:s text:c="7"/>91</text:p>
      <text:p text:style-name="Standard"/>
      <text:p text:style-name="Standard"><text:s text:c="4"/>accuracy <text:s text:c="26"/>0.83 <text:s text:c="5"/>2214</text:p>
      <text:p text:style-name="Standard"><text:s text:c="3"/>macro avg <text:s text:c="6"/>0.85 <text:s text:c="5"/>0.83 <text:s text:c="5"/>0.83 <text:s text:c="5"/>2214</text:p>
      <text:p text:style-name="Standard">weighted avg <text:s text:c="6"/>0.85 <text:s text:c="5"/>0.83 <text:s text:c="5"/>0.83 <text:s text:c="5"/>2214</text:p>
      <text:p text:style-name="Standard"/>
      <text:p text:style-name="Standard">Confusion matrix, without normalizati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2T20:08:22.893000000</dc:date>
    <meta:editing-duration>PT40S</meta:editing-duration>
    <meta:editing-cycles>1</meta:editing-cycles>
    <meta:generator>LibreOffice/7.1.6.2$Windows_X86_64 LibreOffice_project/0e133318fcee89abacd6a7d077e292f1145735c3</meta:generator>
    <meta:document-statistic meta:table-count="0" meta:image-count="0" meta:object-count="0" meta:page-count="6" meta:paragraph-count="259" meta:word-count="1252" meta:character-count="13103" meta:non-whitespace-character-count="4782"/>
  </office:meta>
</office:document-meta>
</file>